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1" svg:width="2.0421in" svg:height="0.9689in" svg:x="2.2693in" svg:y="0.2866in"><text:p text:style-name="P1">START</text:p></draw:ellipse><draw:custom-shape text:anchor-type="paragraph" draw:z-index="1" draw:style-name="gr2" svg:width="2.1252in" svg:height="0.7189in" svg:x="2.0925in" svg:y="1.672in"><text:p text:style-name="P1">S=0,A=0,I=0</text:p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2" svg:width="1.8335in" svg:height="0.9169in" svg:x="2.1236in" svg:y="4.0681in"><text:p>A%2 !=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style-name="gr2" draw:text-style-name="P1" svg:width="1.948in" svg:height="0.6567in" svg:x="1.978in" svg:y="5.4638in"><text:p text:style-name="P1">S=S=A;</text:p><text:p text:style-name="P1">A=A+2;</text:p><text:p text:style-name="P1"><text:s/>I=I+1</text:p><draw:enhanced-geometry svg:viewBox="0 0 21600 21600" draw:type="rectangle" draw:enhanced-path="M 0 0 L 21600 0 21600 21600 0 21600 0 0 Z N"/></draw:custom-shape><draw:custom-shape text:anchor-type="paragraph" draw:z-index="4" draw:style-name="gr2" draw:text-style-name="P1" svg:width="1.948in" svg:height="0.9276in" svg:x="2.0071in" svg:y="2.7346in"><text:p text:style-name="P1">I&lt;=10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style-name="gr2" svg:width="1.5835in" svg:height="0.5732in" svg:x="4.9362in" svg:y="3.6516in"><text:p>IN RA S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ellipse text:anchor-type="paragraph" draw:z-index="6" draw:style-name="gr1" draw:text-style-name="P1" svg:width="1.1669in" svg:height="0.6776in" svg:x="4.9256in" svg:y="4.8492in"><text:p text:style-name="P1">END</text:p></draw:ellipse><draw:custom-shape text:anchor-type="paragraph" draw:z-index="7" draw:style-name="gr3" svg:width="0.1669in" svg:height="0.198in" svg:x="3.0819in" svg:y="1.318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3" svg:width="0.1461in" svg:height="0.1878in" svg:x="3.0193in" svg:y="2.495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style-name="gr3" svg:width="0.2087in" svg:height="0.2295in" svg:x="3.0193in" svg:y="3.776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3" svg:width="0.1776in" svg:height="0.2398in" svg:x="3.0091in" svg:y="5.099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3" svg:width="0.313in" svg:height="0.2504in" svg:x="5.3736in" svg:y="4.432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style-name="gr3" svg:width="0.3232in" svg:height="0.1252in" svg:x="1.4256in" svg:y="5.786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3" svg:width="0.0941in" svg:height="3.063in" svg:x="1.4673in" svg:y="2.609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style-name="gr3" svg:width="1.0524in" svg:height="0.063in" svg:x="1.6547in" svg:y="2.6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style-name="gr3" svg:width="1.4169in" svg:height="0.115in" svg:x="4.0299in" svg:y="3.14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style-name="gr3" svg:width="0.1358in" svg:height="0.4276in" svg:x="5.4882in" svg:y="3.161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32:29.17</meta:creation-date>
    <meta:document-statistic meta:table-count="0" meta:image-count="0" meta:object-count="0" meta:page-count="1" meta:paragraph-count="0" meta:word-count="0" meta:character-count="0"/>
    <dc:date>2019-04-28T21:48:06.59</dc:date>
    <meta:editing-duration>PT6M50S</meta:editing-duration>
    <meta:editing-cycles>1</meta:editing-cycles>
    <meta:generator>OpenOffice.org/3.4.1$Win32 OpenOffice.org_project/341m1$Build-9593</meta:generator>
  </office:meta>
</office:document-meta>
</file>